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loext:opacity="100%" style:font-name="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uracy on test set: 90.625% Accuracy on test set: 90.625% Accuracy on test set: 85.41666666666666% Accuracy on test set: 85.15625% Accuracy on test set: 85.0% Accuracy on test set: 83.85416666666666% Accuracy on test set: 84.375% Accuracy on test set: 84.765625% Accuracy on test set: 85.41666666666666% Accuracy on test set: 85.3125% Accuracy on test set: 86.07954545454545% Accuracy on test set: 85.67708333333334% Accuracy on test set: 86.0576923076923% Accuracy on test set: 86.38392857142857% Accuracy on test set: 85.83333333333333% Accuracy on test set: 85.9375% Accuracy on test set: 85.47794117647058% Accuracy on test set: 85.41666666666666% Accuracy on test set: 85.52631578947368% Accuracy on test set: 85.9375% Accuracy on test set: 85.56547619047619% Accuracy on test set: 85.36931818181817% Accuracy on test set: 85.46195652173914% Accuracy on test set: 85.80729166666666% Accuracy on test set: 85.75% Accuracy on test set: 85.69711538461539% Accuracy on test set: 85.41666666666666% Accuracy on test set: 85.60267857142857% Accuracy on test set: 85.77586206896551% Accuracy on test set: 85.625% Accuracy on test set: 85.48387096774194% Accuracy on test set: 85.546875% Accuracy on test set: 85.51136363636364% Accuracy on test set: 85.84558823529412% Accuracy on test set: 85.625% Accuracy on test set: 85.76388888888889% Accuracy on test set: 85.8108108108108% Accuracy on test set: 85.69078947368422% Accuracy on test set: 85.8173076923077% Accuracy on test set: 85.859375% Accuracy on test set: 86.05182926829268% Accuracy on test set: 86.01190476190477% Accuracy on test set: 85.97383720930233% Accuracy on test set: 86.00852272727273% Accuracy on test set: 85.83333333333333% Accuracy on test set: 85.86956521739131% Accuracy on test set: 85.5718085106383% Accuracy on test set: 85.3515625% Accuracy on test set: 85.3954081632653% Accuracy on test set: 85.4375% Accuracy on test set: 85.60049019607843% Accuracy on test set: 85.75721153846155% Accuracy on test set: 85.79009433962264% Accuracy on test set: 85.87962962962963% Accuracy on test set: 85.85227272727273% Accuracy on test set: 85.65848214285714% Accuracy on test set: 85.74561403508771% Accuracy on test set: 85.66810344827587% Accuracy on test set: 85.69915254237289% Accuracy on test set: 85.83333333333333% Accuracy on test set: 85.86065573770492% Accuracy on test set: 85.88709677419355% Accuracy on test set: 85.81349206349206% Accuracy on test set: 85.888671875% Accuracy on test set: 85.91346153846153% Accuracy on test set: 85.89015151515152% Accuracy on test set: 86.00746268656717% Accuracy on test set: 85.98345588235294% Accuracy on test set: 86.1413043478261% Accuracy on test set: 86.11607142857143% Accuracy on test set: 86.13556338028168% Accuracy on test set: 86.12209046991656%</text:p>
      <text:p text:style-name="P1"/>
      <text:p text:style-name="P1">Recall is : [0.89156627 0.79 0.78651685 0.91134752 0.91923077 0.72463768 0.86538462 0.8961039 0.91891892 0.84563758 0.75238095] Precision is: [0.91358025 0.80612245 0.89171975 0.90492958 0.83566434 0.83333333 0.79881657 0.82142857 0.91616766 0.88732394 0.87777778] F1-Score is: [0.90243902 0.7979798 0.8358209 0.90812721 0.87545788 0.7751938 0.83076923 0.85714286 0.91754123 0.86597938 0.81025641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2:41:51.955008654</meta:creation-date>
    <meta:generator>LibreOffice/7.3.7.2$Linux_X86_64 LibreOffice_project/30$Build-2</meta:generator>
    <dc:date>2024-04-08T23:00:26.160881350</dc:date>
    <meta:editing-duration>PT8M3S</meta:editing-duration>
    <meta:editing-cycles>1</meta:editing-cycles>
    <meta:document-statistic meta:table-count="0" meta:image-count="0" meta:object-count="0" meta:page-count="1" meta:paragraph-count="2" meta:word-count="400" meta:character-count="3177" meta:non-whitespace-character-count="2779"/>
  </office:meta>
</office:document-meta>
</file>